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1b77bd" officeooo:paragraph-rsid="001b77b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1b77bd" officeooo:paragraph-rsid="001b77b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b77bd" officeooo:paragraph-rsid="001b77bd" style:font-weight-asian="normal" style:font-weight-complex="normal"/>
    </style:style>
    <style:style style:name="P4" style:family="paragraph" style:parent-style-name="Text_20_body">
      <style:text-properties officeooo:rsid="001bbd17" officeooo:paragraph-rsid="001bbd17"/>
    </style:style>
    <style:style style:name="P5" style:family="paragraph" style:parent-style-name="Header">
      <style:text-properties officeooo:rsid="001bbd17" officeooo:paragraph-rsid="001bbd17"/>
    </style:style>
    <style:style style:name="P6" style:family="paragraph" style:parent-style-name="Heading_20_2">
      <style:text-properties officeooo:rsid="001bbd17" officeooo:paragraph-rsid="001bbd17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1b77bd" officeooo:paragraph-rsid="001b77bd" style:font-weight-asian="normal" style:font-weight-complex="normal"/>
    </style:style>
    <style:style style:name="P8" style:family="paragraph" style:parent-style-name="Heading_20_3">
      <style:text-properties officeooo:rsid="001bbd17" officeooo:paragraph-rsid="001bbd17"/>
    </style:style>
    <style:style style:name="T1" style:family="text">
      <style:text-properties style:font-name="Liberation Serif1"/>
    </style:style>
    <style:style style:name="T2" style:family="text">
      <style:text-properties officeooo:rsid="001cb34b"/>
    </style:style>
    <style:style style:name="T3" style:family="text">
      <style:text-properties officeooo:rsid="001dc8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N<text:span text:style-name="T1">°</text:span>1</text:p>
      <text:p text:style-name="P1">Reunion du 26/10/2017</text:p>
      <text:p text:style-name="P2"/>
      <text:p text:style-name="P2"/>
      <text:p text:style-name="P2"/>
      <text:p text:style-name="P2"/>
      <text:p text:style-name="P3"/>
      <text:p text:style-name="P4">Cette réunion a principalement servi de premier contact avec notre suiveuse, et de mettre en place les règles concernant la gestion du projet.</text:p>
      <text:h text:style-name="P6" text:outline-level="2">Gestion du projet</text:h>
      <text:p text:style-name="P4">Des réunions avec notre suiveuse se feront sur la base d’une toute les 2-3 semaines, afin d’avoir un suivi régulier et consistant. <text:span text:style-name="T2">Des comptes rendus, comme celui-ci, seront produit après chaque réunion, et envoyé au suiveur</text:span></text:p>
      <text:h text:style-name="Heading_20_2" text:outline-level="2">Avancement du Projet</text:h>
      <text:h text:style-name="P8" text:outline-level="3">Recherches préliminaire</text:h>
      <text:p text:style-name="P4">Nous devons commencer a nous atteler aux recherches sur la question, en particulier sur l’état de l’art. Nous devons faire des recherche<text:span text:style-name="T3">s</text:span> sur les réseaux neuronaux, la détection de bords/ features, et sur la Computer Vision de manière plus générale </text:p>
      <text:h text:style-name="P8" text:outline-level="3">Implémentation d’algorithmes de base et analyse</text:h>
      <text:p text:style-name="P4">Les algorithmes de détection de bord classiques (Sobel, Canny…) seront implémenté, et teste avec les données. Les résultats de ces algorithmes seront ensuite <text:span text:style-name="T3">analysés</text:span>, afin de déterminer s’ils sont adaptable<text:span text:style-name="T3">s</text:span> tels quels, ou si des recherches plus approfondies sont nécessaire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bd17" officeooo:paragraph-rsid="001bbd1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nSi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01:00:20.419154654</meta:creation-date>
    <dc:date>2017-11-22T00:14:44.227542699</dc:date>
    <meta:editing-duration>PT28M26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160" meta:character-count="1041" meta:non-whitespace-character-count="891"/>
  </office:meta>
</office:document-meta>
</file>